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e361" officeooo:paragraph-rsid="000be361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be361" officeooo:paragraph-rsid="000be361" style:font-weight-asian="bold" style:font-weight-complex="bold"/>
    </style:style>
    <style:style style:name="P3" style:family="paragraph" style:parent-style-name="Standard">
      <style:text-properties officeooo:rsid="000cffb4" officeooo:paragraph-rsid="000cffb4"/>
    </style:style>
    <style:style style:name="P4" style:family="paragraph" style:parent-style-name="Standard">
      <style:text-properties officeooo:rsid="000e856c" officeooo:paragraph-rsid="000e856c"/>
    </style:style>
    <style:style style:name="T1" style:family="text">
      <style:text-properties officeooo:rsid="000cffb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ustifications :</text:p>
      <text:p text:style-name="P1"/>
      <text:p text:style-name="P2">Media :</text:p>
      <text:p text:style-name="P1"/>
      <text:p text:style-name="P1">Pour les tél, aucun ne va au-delà de 480 et pas en dessous de 360</text:p>
      <text:p text:style-name="P1">Pour les tablettes, généralement on commence à 768, mais il peut arriver que certaines soient à partir de 600, donc il fallait que ça soit pris en compte.</text:p>
      <text:p text:style-name="P1"/>
      <text:p text:style-name="P1">Donc par principe il fallait un breakpoint qui engloberait le 480 pour les limites du téléphone.</text:p>
      <text:p text:style-name="P1">Ensuite, pour m’adapter aux tablettes, il fallait que mon second bkpt prenne au moins le 600 comme base. Et aille jusqu’à 768 (51,43 % des rés tablettes) <text:span text:style-name="T1">voire jusqu’à 800 car 30 pixel de plus sur le même design, en augmentant sensiblement la taille des box activité, c’est pas choquant.</text:span></text:p>
      <text:p text:style-name="P1"/>
      <text:p text:style-name="P4">La plupart des résolutions PC commencent à partir de 1366*768 (au moins </text:p>
      <text:p text:style-name="P1"/>
      <text:p text:style-name="P1">Designrush.com/trends/website-dimensions : article de 06/2020</text:p>
      <text:p text:style-name="P3">mediag.com/blog/popular-screen-resolutions-designing-for-all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15:53:16.532016239</meta:creation-date>
    <meta:editing-duration>PT5M28S</meta:editing-duration>
    <meta:editing-cycles>2</meta:editing-cycles>
    <meta:generator>LibreOffice/6.0.7.3$Linux_X86_64 LibreOffice_project/00m0$Build-3</meta:generator>
    <dc:date>2021-04-04T17:10:13.943989688</dc:date>
    <meta:document-statistic meta:table-count="0" meta:image-count="0" meta:object-count="0" meta:page-count="1" meta:paragraph-count="9" meta:word-count="131" meta:character-count="819" meta:non-whitespace-character-count="696"/>
  </office:meta>
</office:document-meta>
</file>